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7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3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3" style:family="table-cell" style:parent-style-name="Pivot_20_Table_20_Field" style:data-style-name="N100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7" style:family="table-cell" style:parent-style-name="Pivot_20_Table_20_Field" style:data-style-name="N100">
      <style:table-cell-properties fo:border-bottom="0.99pt solid #000000" fo:border-left="0.99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40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41" style:family="table-cell" style:parent-style-name="Pivot_20_Table_20_Value" style:data-style-name="N2">
      <style:table-cell-properties fo:border-bottom="2.01pt solid #000000" fo:border-left="0.99pt solid #000000" fo:border-right="none" fo:border-top="none"/>
    </style:style>
    <style:style style:name="ce4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45" style:family="table-cell" style:parent-style-name="Pivot_20_Table_20_Value" style:data-style-name="N2"/>
    <style:style style:name="ce46" style:family="table-cell" style:parent-style-name="Pivot_20_Table_20_Value" style:data-style-name="N2">
      <style:table-cell-properties fo:border-bottom="2.01pt solid #000000" fo:border-left="none" fo:border-right="none" fo:border-top="none"/>
    </style:style>
    <style:style style:name="ce4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9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50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5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73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10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5" style:family="table-cell" style:parent-style-name="Pivot_20_Table_20_Field" style:data-style-name="N100">
      <style:table-cell-properties fo:border-bottom="0.99pt solid #000000" fo:border-left="2.01pt solid #000000" fo:border-right="0.99pt solid #000000" fo:border-top="0.99pt solid #000000"/>
    </style:style>
    <style:style style:name="ce10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09" style:family="table-cell" style:parent-style-name="Pivot_20_Table_20_Field" style:data-style-name="N100">
      <style:table-cell-properties fo:border-bottom="0.99pt solid #000000" fo:border-left="0.99pt solid #000000" fo:border-right="0.99pt solid #000000" fo:border-top="2.01pt solid #000000"/>
    </style:style>
    <style:style style:name="ce1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1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112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113" style:family="table-cell" style:parent-style-name="Pivot_20_Table_20_Value" style:data-style-name="N2">
      <style:table-cell-properties fo:border-bottom="2.01pt solid #000000" fo:border-left="0.99pt solid #000000" fo:border-right="none" fo:border-top="none"/>
    </style:style>
    <style:style style:name="ce1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16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117" style:family="table-cell" style:parent-style-name="Pivot_20_Table_20_Value" style:data-style-name="N2"/>
    <style:style style:name="ce118" style:family="table-cell" style:parent-style-name="Pivot_20_Table_20_Value" style:data-style-name="N2">
      <style:table-cell-properties fo:border-bottom="2.01pt solid #000000" fo:border-left="none" fo:border-right="none" fo:border-top="none"/>
    </style:style>
    <style:style style:name="ce1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21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122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123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5" table:default-cell-style-name="ce73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23" calcext:value-type="float">
            <text:p>256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31" calcext:value-type="float">
            <text:p>258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12" calcext:value-type="float">
            <text:p>259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69" calcext:value-type="float">
            <text:p>259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12" calcext:value-type="float">
            <text:p>258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86" calcext:value-type="float">
            <text:p>258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31" calcext:value-type="float">
            <text:p>259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08" calcext:value-type="float">
            <text:p>258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9" calcext:value-type="float">
            <text:p>257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66" calcext:value-type="float">
            <text:p>257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76" calcext:value-type="float">
            <text:p>259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77" calcext:value-type="float">
            <text:p>257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:.J35])" office:value-type="float" office:value="258.400833333333" calcext:value-type="float">
            <text:p>258,4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45" calcext:value-type="float">
            <text:p>256,4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36" calcext:value-type="float">
            <text:p>266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23" calcext:value-type="float">
            <text:p>257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46" calcext:value-type="float">
            <text:p>258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05" calcext:value-type="float">
            <text:p>257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37" calcext:value-type="float">
            <text:p>256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37" calcext:value-type="float">
            <text:p>256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77" calcext:value-type="float">
            <text:p>255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54" calcext:value-type="float">
            <text:p>257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21" calcext:value-type="float">
            <text:p>256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56" calcext:value-type="float">
            <text:p>256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06" calcext:value-type="float">
            <text:p>261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8:.J71])" office:value-type="float" office:value="257.9525" calcext:value-type="float">
            <text:p>257,9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37" calcext:value-type="float">
            <text:p>262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21" calcext:value-type="float">
            <text:p>263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39" calcext:value-type="float">
            <text:p>264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29" calcext:value-type="float">
            <text:p>261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18" calcext:value-type="float">
            <text:p>261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57" calcext:value-type="float">
            <text:p>260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25" calcext:value-type="float">
            <text:p>266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87" calcext:value-type="float">
            <text:p>259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63" calcext:value-type="float">
            <text:p>264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72" calcext:value-type="float">
            <text:p>260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49" calcext:value-type="float">
            <text:p>264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62" calcext:value-type="float">
            <text:p>260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4:.J107])" office:value-type="float" office:value="262.465833333333" calcext:value-type="float">
            <text:p>262,4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3.06" calcext:value-type="float">
            <text:p>273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27" calcext:value-type="float">
            <text:p>265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53" calcext:value-type="float">
            <text:p>268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19" calcext:value-type="float">
            <text:p>266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65" calcext:value-type="float">
            <text:p>267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52" calcext:value-type="float">
            <text:p>267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32" calcext:value-type="float">
            <text:p>269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68" calcext:value-type="float">
            <text:p>268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97" calcext:value-type="float">
            <text:p>266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11" calcext:value-type="float">
            <text:p>267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64" calcext:value-type="float">
            <text:p>266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31" calcext:value-type="float">
            <text:p>266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0:.J143])" office:value-type="float" office:value="267.770833333333" calcext:value-type="float">
            <text:p>267,7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7" calcext:value-type="float">
            <text:p>240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8" calcext:value-type="float">
            <text:p>239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04" calcext:value-type="float">
            <text:p>241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24" calcext:value-type="float">
            <text:p>240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45" calcext:value-type="float">
            <text:p>240,4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01" calcext:value-type="float">
            <text:p>242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5" calcext:value-type="float">
            <text:p>240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11" calcext:value-type="float">
            <text:p>242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64" calcext:value-type="float">
            <text:p>247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16" calcext:value-type="float">
            <text:p>244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64" calcext:value-type="float">
            <text:p>246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4" calcext:value-type="float">
            <text:p>240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46:.J179])" office:value-type="float" office:value="242.140833333333" calcext:value-type="float">
            <text:p>242,1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39" calcext:value-type="float">
            <text:p>239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86" calcext:value-type="float">
            <text:p>238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06" calcext:value-type="float">
            <text:p>246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33" calcext:value-type="float">
            <text:p>247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3" calcext:value-type="float">
            <text:p>241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05" calcext:value-type="float">
            <text:p>243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81" calcext:value-type="float">
            <text:p>242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57" calcext:value-type="float">
            <text:p>248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62" calcext:value-type="float">
            <text:p>241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79" calcext:value-type="float">
            <text:p>248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14" calcext:value-type="float">
            <text:p>244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28" calcext:value-type="float">
            <text:p>241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82:.J215])" office:value-type="float" office:value="243.6" calcext:value-type="float">
            <text:p>243,6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33" calcext:value-type="float">
            <text:p>245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74" calcext:value-type="float">
            <text:p>243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48" calcext:value-type="float">
            <text:p>249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69" calcext:value-type="float">
            <text:p>242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83" calcext:value-type="float">
            <text:p>245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06" calcext:value-type="float">
            <text:p>250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31" calcext:value-type="float">
            <text:p>250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66" calcext:value-type="float">
            <text:p>242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87" calcext:value-type="float">
            <text:p>244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38" calcext:value-type="float">
            <text:p>244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06" calcext:value-type="float">
            <text:p>249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32" calcext:value-type="float">
            <text:p>245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18:.J251])" office:value-type="float" office:value="246.144166666667" calcext:value-type="float">
            <text:p>246,1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68" calcext:value-type="float">
            <text:p>247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33" calcext:value-type="float">
            <text:p>251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95" calcext:value-type="float">
            <text:p>250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52" calcext:value-type="float">
            <text:p>244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99" calcext:value-type="float">
            <text:p>243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07" calcext:value-type="float">
            <text:p>244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44" calcext:value-type="float">
            <text:p>247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51" calcext:value-type="float">
            <text:p>250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25" calcext:value-type="float">
            <text:p>251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52" calcext:value-type="float">
            <text:p>246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7" calcext:value-type="float">
            <text:p>246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6" calcext:value-type="float">
            <text:p>255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54:.J287])" office:value-type="float" office:value="248.38" calcext:value-type="float">
            <text:p>248,3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53" calcext:value-type="float">
            <text:p>219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01" calcext:value-type="float">
            <text:p>220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12" calcext:value-type="float">
            <text:p>219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91" calcext:value-type="float">
            <text:p>218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46" calcext:value-type="float">
            <text:p>220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79" calcext:value-type="float">
            <text:p>220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46" calcext:value-type="float">
            <text:p>221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86" calcext:value-type="float">
            <text:p>219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5" calcext:value-type="float">
            <text:p>219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44" calcext:value-type="float">
            <text:p>217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37" calcext:value-type="float">
            <text:p>215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4" calcext:value-type="float">
            <text:p>213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90:.J323])" office:value-type="float" office:value="218.820833333333" calcext:value-type="float">
            <text:p>218,8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77" calcext:value-type="float">
            <text:p>214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25" calcext:value-type="float">
            <text:p>215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63" calcext:value-type="float">
            <text:p>215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3" calcext:value-type="float">
            <text:p>213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98" calcext:value-type="float">
            <text:p>214,9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81" calcext:value-type="float">
            <text:p>214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55" calcext:value-type="float">
            <text:p>214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41" calcext:value-type="float">
            <text:p>216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25" calcext:value-type="float">
            <text:p>216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12" calcext:value-type="float">
            <text:p>215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95" calcext:value-type="float">
            <text:p>217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05" calcext:value-type="float">
            <text:p>221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26:.J359])" office:value-type="float" office:value="215.839166666667" calcext:value-type="float">
            <text:p>215,8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84" calcext:value-type="float">
            <text:p>219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96" calcext:value-type="float">
            <text:p>220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83" calcext:value-type="float">
            <text:p>220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44" calcext:value-type="float">
            <text:p>219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17" calcext:value-type="float">
            <text:p>221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73" calcext:value-type="float">
            <text:p>220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66" calcext:value-type="float">
            <text:p>221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71" calcext:value-type="float">
            <text:p>220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27" calcext:value-type="float">
            <text:p>224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93" calcext:value-type="float">
            <text:p>220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59" calcext:value-type="float">
            <text:p>220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3" calcext:value-type="float">
            <text:p>219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62:.J395])" office:value-type="float" office:value="220.869166666667" calcext:value-type="float">
            <text:p>220,8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35" calcext:value-type="float">
            <text:p>219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91" calcext:value-type="float">
            <text:p>221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26" calcext:value-type="float">
            <text:p>220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42" calcext:value-type="float">
            <text:p>220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96" calcext:value-type="float">
            <text:p>221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96" calcext:value-type="float">
            <text:p>220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09" calcext:value-type="float">
            <text:p>221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82" calcext:value-type="float">
            <text:p>220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31" calcext:value-type="float">
            <text:p>220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11" calcext:value-type="float">
            <text:p>220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43" calcext:value-type="float">
            <text:p>223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47" calcext:value-type="float">
            <text:p>220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98:.J431])" office:value-type="float" office:value="220.924166666667" calcext:value-type="float">
            <text:p>220,9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22" calcext:value-type="float">
            <text:p>193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18" calcext:value-type="float">
            <text:p>198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1" calcext:value-type="float">
            <text:p>200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21" calcext:value-type="float">
            <text:p>201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65" calcext:value-type="float">
            <text:p>200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81" calcext:value-type="float">
            <text:p>200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46" calcext:value-type="float">
            <text:p>201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56" calcext:value-type="float">
            <text:p>200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19" calcext:value-type="float">
            <text:p>202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64" calcext:value-type="float">
            <text:p>200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43" calcext:value-type="float">
            <text:p>201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99" calcext:value-type="float">
            <text:p>200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434:.J467])" office:value-type="float" office:value="200.12" calcext:value-type="float">
            <text:p>200,1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62" calcext:value-type="float">
            <text:p>200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29" calcext:value-type="float">
            <text:p>200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13" calcext:value-type="float">
            <text:p>201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83" calcext:value-type="float">
            <text:p>201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47" calcext:value-type="float">
            <text:p>196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04" calcext:value-type="float">
            <text:p>195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36" calcext:value-type="float">
            <text:p>194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48" calcext:value-type="float">
            <text:p>197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49" calcext:value-type="float">
            <text:p>194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25" calcext:value-type="float">
            <text:p>195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58" calcext:value-type="float">
            <text:p>196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04" calcext:value-type="float">
            <text:p>194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470:.J503])" office:value-type="float" office:value="197.298333333333" calcext:value-type="float">
            <text:p>197,3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05" calcext:value-type="float">
            <text:p>196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29" calcext:value-type="float">
            <text:p>195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79" calcext:value-type="float">
            <text:p>196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35" calcext:value-type="float">
            <text:p>196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95" calcext:value-type="float">
            <text:p>195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37" calcext:value-type="float">
            <text:p>196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61" calcext:value-type="float">
            <text:p>197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27" calcext:value-type="float">
            <text:p>201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31" calcext:value-type="float">
            <text:p>201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27" calcext:value-type="float">
            <text:p>201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78" calcext:value-type="float">
            <text:p>202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78" calcext:value-type="float">
            <text:p>202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06:.J539])" office:value-type="float" office:value="198.651666666667" calcext:value-type="float">
            <text:p>198,6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49" calcext:value-type="float">
            <text:p>203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67" calcext:value-type="float">
            <text:p>202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81" calcext:value-type="float">
            <text:p>202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25" calcext:value-type="float">
            <text:p>203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76" calcext:value-type="float">
            <text:p>202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41" calcext:value-type="float">
            <text:p>202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44" calcext:value-type="float">
            <text:p>203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18" calcext:value-type="float">
            <text:p>203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02" calcext:value-type="float">
            <text:p>203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87" calcext:value-type="float">
            <text:p>196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89" calcext:value-type="float">
            <text:p>196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46" calcext:value-type="float">
            <text:p>200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42:.J575])" office:value-type="float" office:value="201.770833333333" calcext:value-type="float">
            <text:p>201,7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23" calcext:value-type="float">
            <text:p>169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19" calcext:value-type="float">
            <text:p>169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41" calcext:value-type="float">
            <text:p>169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61" calcext:value-type="float">
            <text:p>170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56" calcext:value-type="float">
            <text:p>167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99" calcext:value-type="float">
            <text:p>168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27" calcext:value-type="float">
            <text:p>168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31" calcext:value-type="float">
            <text:p>169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95" calcext:value-type="float">
            <text:p>168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77" calcext:value-type="float">
            <text:p>169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32" calcext:value-type="float">
            <text:p>169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47" calcext:value-type="float">
            <text:p>167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78:.J611])" office:value-type="float" office:value="169.006666666667" calcext:value-type="float">
            <text:p>169,0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06" calcext:value-type="float">
            <text:p>169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98" calcext:value-type="float">
            <text:p>175,9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51" calcext:value-type="float">
            <text:p>180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76" calcext:value-type="float">
            <text:p>179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74" calcext:value-type="float">
            <text:p>180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2.26" calcext:value-type="float">
            <text:p>182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76" calcext:value-type="float">
            <text:p>181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22" calcext:value-type="float">
            <text:p>180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8" calcext:value-type="float">
            <text:p>179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39" calcext:value-type="float">
            <text:p>180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01" calcext:value-type="float">
            <text:p>180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69" calcext:value-type="float">
            <text:p>180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14:.J647])" office:value-type="float" office:value="179.265" calcext:value-type="float">
            <text:p>179,2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82" calcext:value-type="float">
            <text:p>181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19" calcext:value-type="float">
            <text:p>181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59" calcext:value-type="float">
            <text:p>181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35" calcext:value-type="float">
            <text:p>181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54" calcext:value-type="float">
            <text:p>181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75" calcext:value-type="float">
            <text:p>173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2" calcext:value-type="float">
            <text:p>169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68" calcext:value-type="float">
            <text:p>170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58" calcext:value-type="float">
            <text:p>169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12" calcext:value-type="float">
            <text:p>170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24" calcext:value-type="float">
            <text:p>170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7" calcext:value-type="float">
            <text:p>168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50:.J683])" office:value-type="float" office:value="174.98" calcext:value-type="float">
            <text:p>174,9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93" calcext:value-type="float">
            <text:p>171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65" calcext:value-type="float">
            <text:p>170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56" calcext:value-type="float">
            <text:p>171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02" calcext:value-type="float">
            <text:p>172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64" calcext:value-type="float">
            <text:p>173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5" calcext:value-type="float">
            <text:p>172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46" calcext:value-type="float">
            <text:p>172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03" calcext:value-type="float">
            <text:p>172,0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57" calcext:value-type="float">
            <text:p>172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77" calcext:value-type="float">
            <text:p>172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61" calcext:value-type="float">
            <text:p>180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2.09" calcext:value-type="float">
            <text:p>182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86:.J719])" office:value-type="float" office:value="173.748333333333" calcext:value-type="float">
            <text:p>173,7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17" calcext:value-type="float">
            <text:p>160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75" calcext:value-type="float">
            <text:p>160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46" calcext:value-type="float">
            <text:p>159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26" calcext:value-type="float">
            <text:p>160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43" calcext:value-type="float">
            <text:p>160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41" calcext:value-type="float">
            <text:p>160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41" calcext:value-type="float">
            <text:p>159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82" calcext:value-type="float">
            <text:p>160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03" calcext:value-type="float">
            <text:p>160,0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08" calcext:value-type="float">
            <text:p>159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43" calcext:value-type="float">
            <text:p>160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36" calcext:value-type="float">
            <text:p>159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22:.J755])" office:value-type="float" office:value="160.050833333333" calcext:value-type="float">
            <text:p>160,0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18" calcext:value-type="float">
            <text:p>161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54" calcext:value-type="float">
            <text:p>159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13" calcext:value-type="float">
            <text:p>159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74" calcext:value-type="float">
            <text:p>147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26" calcext:value-type="float">
            <text:p>148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31" calcext:value-type="float">
            <text:p>147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51" calcext:value-type="float">
            <text:p>147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43" calcext:value-type="float">
            <text:p>147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59" calcext:value-type="float">
            <text:p>147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88" calcext:value-type="float">
            <text:p>147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7" calcext:value-type="float">
            <text:p>148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58:.J791])" office:value-type="float" office:value="151.855833333333" calcext:value-type="float">
            <text:p>151,8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61" calcext:value-type="float">
            <text:p>147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38" calcext:value-type="float">
            <text:p>148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73" calcext:value-type="float">
            <text:p>148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44" calcext:value-type="float">
            <text:p>147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12" calcext:value-type="float">
            <text:p>147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73" calcext:value-type="float">
            <text:p>147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48" calcext:value-type="float">
            <text:p>147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44" calcext:value-type="float">
            <text:p>147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72" calcext:value-type="float">
            <text:p>147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28" calcext:value-type="float">
            <text:p>147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67" calcext:value-type="float">
            <text:p>147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08" calcext:value-type="float">
            <text:p>158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94:.J827])" office:value-type="float" office:value="148.556666666667" calcext:value-type="float">
            <text:p>148,5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32" calcext:value-type="float">
            <text:p>161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32" calcext:value-type="float">
            <text:p>159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4" calcext:value-type="float">
            <text:p>160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62" calcext:value-type="float">
            <text:p>160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06" calcext:value-type="float">
            <text:p>160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64" calcext:value-type="float">
            <text:p>160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04" calcext:value-type="float">
            <text:p>160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29" calcext:value-type="float">
            <text:p>161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2" calcext:value-type="float">
            <text:p>161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84" calcext:value-type="float">
            <text:p>160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73" calcext:value-type="float">
            <text:p>160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31" calcext:value-type="float">
            <text:p>160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830:.J863])" office:value-type="float" office:value="160.564166666667" calcext:value-type="float">
            <text:p>160,5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02" calcext:value-type="float">
            <text:p>150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97" calcext:value-type="float">
            <text:p>150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5" calcext:value-type="float">
            <text:p>150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14" calcext:value-type="float">
            <text:p>150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99" calcext:value-type="float">
            <text:p>149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36" calcext:value-type="float">
            <text:p>146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8" calcext:value-type="float">
            <text:p>139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22" calcext:value-type="float">
            <text:p>139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5" calcext:value-type="float">
            <text:p>139,4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3" calcext:value-type="float">
            <text:p>139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6" calcext:value-type="float">
            <text:p>139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" calcext:value-type="float">
            <text:p>139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866:.J899])" office:value-type="float" office:value="144.626666666667" calcext:value-type="float">
            <text:p>144,6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7" calcext:value-type="float">
            <text:p>138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05" calcext:value-type="float">
            <text:p>139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22" calcext:value-type="float">
            <text:p>139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21" calcext:value-type="float">
            <text:p>139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5" calcext:value-type="float">
            <text:p>138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6" calcext:value-type="float">
            <text:p>139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5" calcext:value-type="float">
            <text:p>138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2" calcext:value-type="float">
            <text:p>139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6" calcext:value-type="float">
            <text:p>139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1" calcext:value-type="float">
            <text:p>139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9" calcext:value-type="float">
            <text:p>138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2" calcext:value-type="float">
            <text:p>139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02:.J935])" office:value-type="float" office:value="139.284166666667" calcext:value-type="float">
            <text:p>139,2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5" calcext:value-type="float">
            <text:p>139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6" calcext:value-type="float">
            <text:p>139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32" calcext:value-type="float">
            <text:p>149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1" calcext:value-type="float">
            <text:p>150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76" calcext:value-type="float">
            <text:p>150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93" calcext:value-type="float">
            <text:p>150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22" calcext:value-type="float">
            <text:p>151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94" calcext:value-type="float">
            <text:p>150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55" calcext:value-type="float">
            <text:p>150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7" calcext:value-type="float">
            <text:p>150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17" calcext:value-type="float">
            <text:p>151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7" calcext:value-type="float">
            <text:p>150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38:.J971])" office:value-type="float" office:value="148.745833333333" calcext:value-type="float">
            <text:p>148,7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72" calcext:value-type="float">
            <text:p>150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14" calcext:value-type="float">
            <text:p>151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23" calcext:value-type="float">
            <text:p>150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3" calcext:value-type="float">
            <text:p>150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17" calcext:value-type="float">
            <text:p>150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28" calcext:value-type="float">
            <text:p>151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16" calcext:value-type="float">
            <text:p>150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92" calcext:value-type="float">
            <text:p>150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2" calcext:value-type="float">
            <text:p>150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6" calcext:value-type="float">
            <text:p>141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" calcext:value-type="float">
            <text:p>139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22" calcext:value-type="float">
            <text:p>139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74:.J1007])" office:value-type="float" office:value="147.9875" calcext:value-type="float">
            <text:p>147,9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9.61" calcext:value-type="float">
            <text:p>2329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4.33" calcext:value-type="float">
            <text:p>2374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4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4.65" calcext:value-type="float">
            <text:p>2354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5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5.94" calcext:value-type="float">
            <text:p>2355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0.57" calcext:value-type="float">
            <text:p>2390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2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2.13" calcext:value-type="float">
            <text:p>2332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3.02" calcext:value-type="float">
            <text:p>2393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9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9.44" calcext:value-type="float">
            <text:p>2359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0.95" calcext:value-type="float">
            <text:p>2360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8.59" calcext:value-type="float">
            <text:p>2388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6.72" calcext:value-type="float">
            <text:p>2326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7.95" calcext:value-type="float">
            <text:p>2397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10:.J1043])" office:value-type="float" office:value="2363.65833333333" calcext:value-type="float">
            <text:p>2.363,6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1.95" calcext:value-type="float">
            <text:p>1701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0.28" calcext:value-type="float">
            <text:p>1690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2.77" calcext:value-type="float">
            <text:p>1712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4.72" calcext:value-type="float">
            <text:p>1724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6.56" calcext:value-type="float">
            <text:p>1686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1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1.75" calcext:value-type="float">
            <text:p>1691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1.11" calcext:value-type="float">
            <text:p>1741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7.79" calcext:value-type="float">
            <text:p>1707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7.25" calcext:value-type="float">
            <text:p>1687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6.63" calcext:value-type="float">
            <text:p>1726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8.75" calcext:value-type="float">
            <text:p>1728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5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5.01" calcext:value-type="float">
            <text:p>1695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46:.J1079])" office:value-type="float" office:value="1707.88083333333" calcext:value-type="float">
            <text:p>1.707,8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5.26" calcext:value-type="float">
            <text:p>1145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7.81" calcext:value-type="float">
            <text:p>1177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7.74" calcext:value-type="float">
            <text:p>1187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8.95" calcext:value-type="float">
            <text:p>1168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0.32" calcext:value-type="float">
            <text:p>1150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2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2.92" calcext:value-type="float">
            <text:p>1152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5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5.93" calcext:value-type="float">
            <text:p>1185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7.79" calcext:value-type="float">
            <text:p>1177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5.87" calcext:value-type="float">
            <text:p>1165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4.66" calcext:value-type="float">
            <text:p>1154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2.08" calcext:value-type="float">
            <text:p>1152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3.16" calcext:value-type="float">
            <text:p>1173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82:.J1115])" office:value-type="float" office:value="1166.04083333333" calcext:value-type="float">
            <text:p>1.166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4.59" calcext:value-type="float">
            <text:p>744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9.92" calcext:value-type="float">
            <text:p>749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9.74" calcext:value-type="float">
            <text:p>739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4.2" calcext:value-type="float">
            <text:p>734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1.56" calcext:value-type="float">
            <text:p>731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7.51" calcext:value-type="float">
            <text:p>737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0.81" calcext:value-type="float">
            <text:p>740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8.31" calcext:value-type="float">
            <text:p>748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1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1.41" calcext:value-type="float">
            <text:p>751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0.41" calcext:value-type="float">
            <text:p>760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4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4.94" calcext:value-type="float">
            <text:p>744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3.28" calcext:value-type="float">
            <text:p>733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18:.J1151])" office:value-type="float" office:value="743.056666666667" calcext:value-type="float">
            <text:p>743,0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45" calcext:value-type="float">
            <text:p>427,4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6.66" calcext:value-type="float">
            <text:p>426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41" calcext:value-type="float">
            <text:p>427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8.82" calcext:value-type="float">
            <text:p>428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1.29" calcext:value-type="float">
            <text:p>431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5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5.1" calcext:value-type="float">
            <text:p>435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5.77" calcext:value-type="float">
            <text:p>435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4.98" calcext:value-type="float">
            <text:p>434,9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2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2.75" calcext:value-type="float">
            <text:p>432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5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5.35" calcext:value-type="float">
            <text:p>435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3.51" calcext:value-type="float">
            <text:p>433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8.69" calcext:value-type="float">
            <text:p>428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54:.J1187])" office:value-type="float" office:value="431.481666666667" calcext:value-type="float">
            <text:p>431,4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3" calcext:value-type="float">
            <text:p>240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09" calcext:value-type="float">
            <text:p>238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13" calcext:value-type="float">
            <text:p>236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3" calcext:value-type="float">
            <text:p>237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82" calcext:value-type="float">
            <text:p>237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99" calcext:value-type="float">
            <text:p>235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52" calcext:value-type="float">
            <text:p>238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62" calcext:value-type="float">
            <text:p>238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13" calcext:value-type="float">
            <text:p>236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2" calcext:value-type="float">
            <text:p>240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35" calcext:value-type="float">
            <text:p>236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69" calcext:value-type="float">
            <text:p>238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90:.J1223])" office:value-type="float" office:value="237.845" calcext:value-type="float">
            <text:p>237,8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89" calcext:value-type="float">
            <text:p>173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27" calcext:value-type="float">
            <text:p>172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25" calcext:value-type="float">
            <text:p>175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25" calcext:value-type="float">
            <text:p>172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54" calcext:value-type="float">
            <text:p>174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88" calcext:value-type="float">
            <text:p>174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16" calcext:value-type="float">
            <text:p>169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42" calcext:value-type="float">
            <text:p>174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7" calcext:value-type="float">
            <text:p>171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49" calcext:value-type="float">
            <text:p>176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08" calcext:value-type="float">
            <text:p>173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56" calcext:value-type="float">
            <text:p>172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226:.J1259])" office:value-type="float" office:value="173.374166666667" calcext:value-type="float">
            <text:p>173,37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215cm" svg:y="0.078cm">
            <draw:object draw:notify-on-update-of-ranges="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301cm" svg:y="10.058cm">
            <draw:object draw:notify-on-update-of-ranges="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344cm" svg:y="20.078cm">
            <draw:object draw:notify-on-update-of-ranges="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8"/>
        <table:table-column table:style-name="co5" table:default-cell-style-name="ce16"/>
        <table:table-column table:style-name="co5" table:default-cell-style-name="ce24"/>
        <table:table-column table:style-name="co5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47.99" calcext:value-type="float">
            <text:p>147,99</text:p>
          </table:table-cell>
          <table:table-cell table:style-name="ce19" office:value-type="float" office:value="148.75" calcext:value-type="float">
            <text:p>148,75</text:p>
          </table:table-cell>
          <table:table-cell table:style-name="ce19" office:value-type="float" office:value="139.28" calcext:value-type="float">
            <text:p>139,28</text:p>
          </table:table-cell>
          <table:table-cell table:style-name="ce26" office:value-type="float" office:value="144.63" calcext:value-type="float">
            <text:p>144,63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60.56" calcext:value-type="float">
            <text:p>160,56</text:p>
          </table:table-cell>
          <table:table-cell table:style-name="ce20" office:value-type="float" office:value="148.56" calcext:value-type="float">
            <text:p>148,56</text:p>
          </table:table-cell>
          <table:table-cell table:style-name="ce20" office:value-type="float" office:value="151.86" calcext:value-type="float">
            <text:p>151,86</text:p>
          </table:table-cell>
          <table:table-cell table:style-name="ce27" office:value-type="float" office:value="160.05" calcext:value-type="float">
            <text:p>160,05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73.75" calcext:value-type="float">
            <text:p>173,75</text:p>
          </table:table-cell>
          <table:table-cell table:style-name="ce20" office:value-type="float" office:value="174.98" calcext:value-type="float">
            <text:p>174,98</text:p>
          </table:table-cell>
          <table:table-cell table:style-name="ce20" office:value-type="float" office:value="179.27" calcext:value-type="float">
            <text:p>179,27</text:p>
          </table:table-cell>
          <table:table-cell table:style-name="ce27" office:value-type="float" office:value="169.01" calcext:value-type="float">
            <text:p>169,01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201.77" calcext:value-type="float">
            <text:p>201,77</text:p>
          </table:table-cell>
          <table:table-cell table:style-name="ce20" office:value-type="float" office:value="198.65" calcext:value-type="float">
            <text:p>198,65</text:p>
          </table:table-cell>
          <table:table-cell table:style-name="ce20" office:value-type="float" office:value="197.3" calcext:value-type="float">
            <text:p>197,30</text:p>
          </table:table-cell>
          <table:table-cell table:style-name="ce27" office:value-type="float" office:value="200.12" calcext:value-type="float">
            <text:p>200,12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20.92" calcext:value-type="float">
            <text:p>220,92</text:p>
          </table:table-cell>
          <table:table-cell table:style-name="ce20" office:value-type="float" office:value="220.87" calcext:value-type="float">
            <text:p>220,87</text:p>
          </table:table-cell>
          <table:table-cell table:style-name="ce20" office:value-type="float" office:value="215.84" calcext:value-type="float">
            <text:p>215,84</text:p>
          </table:table-cell>
          <table:table-cell table:style-name="ce27" office:value-type="float" office:value="218.82" calcext:value-type="float">
            <text:p>218,82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48.38" calcext:value-type="float">
            <text:p>248,38</text:p>
          </table:table-cell>
          <table:table-cell table:style-name="ce20" office:value-type="float" office:value="246.14" calcext:value-type="float">
            <text:p>246,14</text:p>
          </table:table-cell>
          <table:table-cell table:style-name="ce20" office:value-type="float" office:value="243.6" calcext:value-type="float">
            <text:p>243,60</text:p>
          </table:table-cell>
          <table:table-cell table:style-name="ce27" office:value-type="float" office:value="242.14" calcext:value-type="float">
            <text:p>242,14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67.77" calcext:value-type="float">
            <text:p>267,77</text:p>
          </table:table-cell>
          <table:table-cell table:style-name="ce21" office:value-type="float" office:value="262.47" calcext:value-type="float">
            <text:p>262,47</text:p>
          </table:table-cell>
          <table:table-cell table:style-name="ce21" office:value-type="float" office:value="257.95" calcext:value-type="float">
            <text:p>257,95</text:p>
          </table:table-cell>
          <table:table-cell table:style-name="ce28" office:value-type="float" office:value="258.4" calcext:value-type="float">
            <text:p>258,40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58.4" calcext:value-type="float">
            <text:p>258,4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57.95" calcext:value-type="float">
            <text:p>257,9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62.47" calcext:value-type="float">
            <text:p>262,4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67.77" calcext:value-type="float">
            <text:p>267,7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42.14" calcext:value-type="float">
            <text:p>242,1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43.6" calcext:value-type="float">
            <text:p>243,6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46.14" calcext:value-type="float">
            <text:p>246,1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48.38" calcext:value-type="float">
            <text:p>248,3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18.82" calcext:value-type="float">
            <text:p>218,8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15.84" calcext:value-type="float">
            <text:p>215,84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20.87" calcext:value-type="float">
            <text:p>220,8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20.92" calcext:value-type="float">
            <text:p>220,92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200.12" calcext:value-type="float">
            <text:p>200,1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968635268148746" calcext:value-type="float">
            <text:p>0,97</text:p>
          </table:table-cell>
          <table:table-cell table:style-name="ce19" table:formula="of:=[.F26]/[.E2]" office:value-type="float" office:value="0.963686274509802" calcext:value-type="float">
            <text:p>0,96</text:p>
          </table:table-cell>
          <table:table-cell table:style-name="ce19" table:formula="of:=[.F26]/[.F2]" office:value-type="float" office:value="1.02920974535707" calcext:value-type="float">
            <text:p>1,03</text:p>
          </table:table-cell>
          <table:table-cell table:style-name="ce26" table:formula="of:=[.F26]/[.G2]" office:value-type="float" office:value="0.991138306944154" calcext:value-type="float">
            <text:p>0,9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97.3" calcext:value-type="float">
            <text:p>197,30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35996927420694" calcext:value-type="float">
            <text:p>1,36</text:p>
          </table:table-cell>
          <table:table-cell table:style-name="ce20" table:formula="of:=[.F27]/[.E3]" office:value-type="float" office:value="1.46982139651768" calcext:value-type="float">
            <text:p>1,47</text:p>
          </table:table-cell>
          <table:table-cell table:style-name="ce20" table:formula="of:=[.F27]/[.F3]" office:value-type="float" office:value="1.43788138197463" calcext:value-type="float">
            <text:p>1,44</text:p>
          </table:table-cell>
          <table:table-cell table:style-name="ce27" table:formula="of:=[.F27]/[.G3]" office:value-type="float" office:value="1.36430282203478" calcext:value-type="float">
            <text:p>1,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98.65" calcext:value-type="float">
            <text:p>198,65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28961151079137" calcext:value-type="float">
            <text:p>2,29</text:p>
          </table:table-cell>
          <table:table-cell table:style-name="ce20" table:formula="of:=[.F28]/[.E4]" office:value-type="float" office:value="2.27351697336839" calcext:value-type="float">
            <text:p>2,27</text:p>
          </table:table-cell>
          <table:table-cell table:style-name="ce20" table:formula="of:=[.F28]/[.F4]" office:value-type="float" office:value="2.21911083840018" calcext:value-type="float">
            <text:p>2,22</text:p>
          </table:table-cell>
          <table:table-cell table:style-name="ce27" table:formula="of:=[.F28]/[.G4]" office:value-type="float" office:value="2.35382521744276" calcext:value-type="float">
            <text:p>2,3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201.77" calcext:value-type="float">
            <text:p>201,77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45124812079761" calcext:value-type="float">
            <text:p>3,45</text:p>
          </table:table-cell>
          <table:table-cell table:style-name="ce20" table:formula="of:=[.F29]/[.E5]" office:value-type="float" office:value="3.50545347764074" calcext:value-type="float">
            <text:p>3,51</text:p>
          </table:table-cell>
          <table:table-cell table:style-name="ce20" table:formula="of:=[.F29]/[.F5]" office:value-type="float" office:value="3.52943909444163" calcext:value-type="float">
            <text:p>3,53</text:p>
          </table:table-cell>
          <table:table-cell table:style-name="ce27" table:formula="of:=[.F29]/[.G5]" office:value-type="float" office:value="3.47970384436005" calcext:value-type="float">
            <text:p>3,4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69.01" calcext:value-type="float">
            <text:p>169,01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01228951656708" calcext:value-type="float">
            <text:p>5,01</text:p>
          </table:table-cell>
          <table:table-cell table:style-name="ce20" table:formula="of:=[.F30]/[.E6]" office:value-type="float" office:value="5.01342418617286" calcext:value-type="float">
            <text:p>5,01</text:p>
          </table:table-cell>
          <table:table-cell table:style-name="ce20" table:formula="of:=[.F30]/[.F6]" office:value-type="float" office:value="5.13025852483321" calcext:value-type="float">
            <text:p>5,13</text:p>
          </table:table-cell>
          <table:table-cell table:style-name="ce27" table:formula="of:=[.F30]/[.G6]" office:value-type="float" office:value="5.06039210309844" calcext:value-type="float">
            <text:p>5,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79.27" calcext:value-type="float">
            <text:p>179,27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54270338459888" calcext:value-type="float">
            <text:p>6,54</text:p>
          </table:table-cell>
          <table:table-cell table:style-name="ce20" table:formula="of:=[.F31]/[.E7]" office:value-type="float" office:value="6.60224533463342" calcext:value-type="float">
            <text:p>6,60</text:p>
          </table:table-cell>
          <table:table-cell table:style-name="ce20" table:formula="of:=[.F31]/[.F7]" office:value-type="float" office:value="6.67108648056925" calcext:value-type="float">
            <text:p>6,67</text:p>
          </table:table-cell>
          <table:table-cell table:style-name="ce27" table:formula="of:=[.F31]/[.G7]" office:value-type="float" office:value="6.71131026128137" calcext:value-type="float">
            <text:p>6,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74.98" calcext:value-type="float">
            <text:p>174,98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40241625275423" calcext:value-type="float">
            <text:p>8,40</text:p>
          </table:table-cell>
          <table:table-cell table:style-name="ce21" table:formula="of:=[.F32]/[.E8]" office:value-type="float" office:value="8.57208442869661" calcext:value-type="float">
            <text:p>8,57</text:p>
          </table:table-cell>
          <table:table-cell table:style-name="ce21" table:formula="of:=[.F32]/[.F8]" office:value-type="float" office:value="8.72229114169413" calcext:value-type="float">
            <text:p>8,72</text:p>
          </table:table-cell>
          <table:table-cell table:style-name="ce28" table:formula="of:=[.F32]/[.G8]" office:value-type="float" office:value="8.70710139318886" calcext:value-type="float">
            <text:p>8,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73.75" calcext:value-type="float">
            <text:p>173,7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60.05" calcext:value-type="float">
            <text:p>160,0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51.86" calcext:value-type="float">
            <text:p>151,8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48.56" calcext:value-type="float">
            <text:p>148,5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60.56" calcext:value-type="float">
            <text:p>160,5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44.63" calcext:value-type="float">
            <text:p>144,6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39.28" calcext:value-type="float">
            <text:p>139,2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48.75" calcext:value-type="float">
            <text:p>148,7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47.99" calcext:value-type="float">
            <text:p>147,9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/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84317634074373" calcext:value-type="float">
            <text:p>0,48</text:p>
          </table:table-cell>
          <table:table-cell table:style-name="ce19" table:formula="of:=[.I26]/[.I49]" office:value-type="float" office:value="0.24092156862745" calcext:value-type="float">
            <text:p>0,24</text:p>
          </table:table-cell>
          <table:table-cell table:style-name="ce19" table:formula="of:=[.J26]/[.J49]" office:value-type="float" office:value="0.171534957559512" calcext:value-type="float">
            <text:p>0,17</text:p>
          </table:table-cell>
          <table:table-cell table:style-name="ce26" table:formula="of:=[.K26]/[.K49]" office:value-type="float" office:value="0.123892288368019" calcext:value-type="float">
            <text:p>0,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679984637103472" calcext:value-type="float">
            <text:p>0,68</text:p>
          </table:table-cell>
          <table:table-cell table:style-name="ce20" table:formula="of:=[.I27]/[.I49]" office:value-type="float" office:value="0.367455349129421" calcext:value-type="float">
            <text:p>0,37</text:p>
          </table:table-cell>
          <table:table-cell table:style-name="ce20" table:formula="of:=[.J27]/[.J49]" office:value-type="float" office:value="0.239646896995771" calcext:value-type="float">
            <text:p>0,24</text:p>
          </table:table-cell>
          <table:table-cell table:style-name="ce27" table:formula="of:=[.K27]/[.K49]" office:value-type="float" office:value="0.170537852754348" calcext:value-type="float">
            <text:p>0,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14480575539568" calcext:value-type="float">
            <text:p>1,14</text:p>
          </table:table-cell>
          <table:table-cell table:style-name="ce20" table:formula="of:=[.I28]/[.I49]" office:value-type="float" office:value="0.568379243342096" calcext:value-type="float">
            <text:p>0,57</text:p>
          </table:table-cell>
          <table:table-cell table:style-name="ce20" table:formula="of:=[.J28]/[.J49]" office:value-type="float" office:value="0.36985180640003" calcext:value-type="float">
            <text:p>0,37</text:p>
          </table:table-cell>
          <table:table-cell table:style-name="ce27" table:formula="of:=[.K28]/[.K49]" office:value-type="float" office:value="0.294228152180344" calcext:value-type="float">
            <text:p>0,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7256240603988" calcext:value-type="float">
            <text:p>1,73</text:p>
          </table:table-cell>
          <table:table-cell table:style-name="ce20" table:formula="of:=[.I29]/[.I49]" office:value-type="float" office:value="0.876363369410185" calcext:value-type="float">
            <text:p>0,88</text:p>
          </table:table-cell>
          <table:table-cell table:style-name="ce20" table:formula="of:=[.J29]/[.J49]" office:value-type="float" office:value="0.588239849073605" calcext:value-type="float">
            <text:p>0,59</text:p>
          </table:table-cell>
          <table:table-cell table:style-name="ce27" table:formula="of:=[.K29]/[.K49]" office:value-type="float" office:value="0.434962980545006" calcext:value-type="float">
            <text:p>0,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50614475828354" calcext:value-type="float">
            <text:p>2,51</text:p>
          </table:table-cell>
          <table:table-cell table:style-name="ce20" table:formula="of:=[.I30]/[.I49]" office:value-type="float" office:value="1.25335604654322" calcext:value-type="float">
            <text:p>1,25</text:p>
          </table:table-cell>
          <table:table-cell table:style-name="ce20" table:formula="of:=[.J30]/[.J49]" office:value-type="float" office:value="0.855043087472202" calcext:value-type="float">
            <text:p>0,86</text:p>
          </table:table-cell>
          <table:table-cell table:style-name="ce27" table:formula="of:=[.K30]/[.K49]" office:value-type="float" office:value="0.632549012887305" calcext:value-type="float">
            <text:p>0,63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27135169229944" calcext:value-type="float">
            <text:p>3,27</text:p>
          </table:table-cell>
          <table:table-cell table:style-name="ce20" table:formula="of:=[.I31]/[.I49]" office:value-type="float" office:value="1.65056133365836" calcext:value-type="float">
            <text:p>1,65</text:p>
          </table:table-cell>
          <table:table-cell table:style-name="ce20" table:formula="of:=[.J31]/[.J49]" office:value-type="float" office:value="1.11184774676154" calcext:value-type="float">
            <text:p>1,11</text:p>
          </table:table-cell>
          <table:table-cell table:style-name="ce27" table:formula="of:=[.K31]/[.K49]" office:value-type="float" office:value="0.838913782660171" calcext:value-type="float">
            <text:p>0,84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20120812637712" calcext:value-type="float">
            <text:p>4,20</text:p>
          </table:table-cell>
          <table:table-cell table:style-name="ce21" table:formula="of:=[.I32]/[.I49]" office:value-type="float" office:value="2.14302110717415" calcext:value-type="float">
            <text:p>2,14</text:p>
          </table:table-cell>
          <table:table-cell table:style-name="ce21" table:formula="of:=[.J32]/[.J49]" office:value-type="float" office:value="1.45371519028235" calcext:value-type="float">
            <text:p>1,45</text:p>
          </table:table-cell>
          <table:table-cell table:style-name="ce28" table:formula="of:=[.K32]/[.K49]" office:value-type="float" office:value="1.08838767414861" calcext:value-type="float">
            <text:p>1,09</text:p>
          </table:table-cell>
        </table:table-row>
      </table:table>
      <table:table table:name="Tabela dinâmica_Graphics_1" table:style-name="ta1">
        <table:table-column table:style-name="co5" table:default-cell-style-name="ce107"/>
        <table:table-column table:style-name="co5" table:default-cell-style-name="ce112"/>
        <table:table-column table:style-name="co5" table:number-columns-repeated="2" table:default-cell-style-name="ce117"/>
        <table:table-column table:style-name="co5" table:default-cell-style-name="ce122"/>
        <table:table-row table:style-name="ro1">
          <table:table-cell table:style-name="ce104" office:value-type="string" calcext:value-type="string">
            <text:p>Soma - 258.4</text:p>
          </table:table-cell>
          <table:table-cell table:style-name="ce109" office:value-type="string" calcext:value-type="string">
            <text:p>8</text:p>
          </table:table-cell>
          <table:table-cell table:style-name="ce114" table:number-columns-repeated="2"/>
          <table:table-cell table:style-name="ce119"/>
        </table:table-row>
        <table:table-row table:style-name="ro1">
          <table:table-cell table:style-name="ce105" office:value-type="string" calcext:value-type="string">
            <text:p>1440</text:p>
          </table:table-cell>
          <table:table-cell table:style-name="ce110" office:value-type="float" office:value="2" calcext:value-type="float">
            <text:p>2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6" calcext:value-type="float">
            <text:p>6</text:p>
          </table:table-cell>
          <table:table-cell table:style-name="ce120" office:value-type="float" office:value="8" calcext:value-type="float">
            <text:p>8</text:p>
          </table:table-cell>
        </table:table-row>
        <table:table-row table:style-name="ro1">
          <table:table-cell table:style-name="ce106" office:value-type="float" office:value="120" calcext:value-type="float">
            <text:p>120</text:p>
          </table:table-cell>
          <table:table-cell table:style-name="ce111" office:value-type="float" office:value="147.99" calcext:value-type="float">
            <text:p>147,99</text:p>
          </table:table-cell>
          <table:table-cell table:style-name="ce116" office:value-type="float" office:value="148.75" calcext:value-type="float">
            <text:p>148,75</text:p>
          </table:table-cell>
          <table:table-cell table:style-name="ce116" office:value-type="float" office:value="139.28" calcext:value-type="float">
            <text:p>139,28</text:p>
          </table:table-cell>
          <table:table-cell table:style-name="ce121" office:value-type="float" office:value="144.63" calcext:value-type="float">
            <text:p>144,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0.56" calcext:value-type="float">
            <text:p>160,56</text:p>
          </table:table-cell>
          <table:table-cell office:value-type="float" office:value="148.56" calcext:value-type="float">
            <text:p>148,56</text:p>
          </table:table-cell>
          <table:table-cell office:value-type="float" office:value="151.86" calcext:value-type="float">
            <text:p>151,86</text:p>
          </table:table-cell>
          <table:table-cell office:value-type="float" office:value="160.05" calcext:value-type="float">
            <text:p>160,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3.75" calcext:value-type="float">
            <text:p>173,75</text:p>
          </table:table-cell>
          <table:table-cell office:value-type="float" office:value="174.98" calcext:value-type="float">
            <text:p>174,98</text:p>
          </table:table-cell>
          <table:table-cell office:value-type="float" office:value="179.27" calcext:value-type="float">
            <text:p>179,27</text:p>
          </table:table-cell>
          <table:table-cell office:value-type="float" office:value="169.01" calcext:value-type="float">
            <text:p>169,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.77" calcext:value-type="float">
            <text:p>201,77</text:p>
          </table:table-cell>
          <table:table-cell office:value-type="float" office:value="198.65" calcext:value-type="float">
            <text:p>198,65</text:p>
          </table:table-cell>
          <table:table-cell office:value-type="float" office:value="197.3" calcext:value-type="float">
            <text:p>197,30</text:p>
          </table:table-cell>
          <table:table-cell office:value-type="float" office:value="200.12" calcext:value-type="float">
            <text:p>200,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0.92" calcext:value-type="float">
            <text:p>220,92</text:p>
          </table:table-cell>
          <table:table-cell office:value-type="float" office:value="220.87" calcext:value-type="float">
            <text:p>220,87</text:p>
          </table:table-cell>
          <table:table-cell office:value-type="float" office:value="215.84" calcext:value-type="float">
            <text:p>215,84</text:p>
          </table:table-cell>
          <table:table-cell office:value-type="float" office:value="218.82" calcext:value-type="float">
            <text:p>218,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8.38" calcext:value-type="float">
            <text:p>248,38</text:p>
          </table:table-cell>
          <table:table-cell office:value-type="float" office:value="246.14" calcext:value-type="float">
            <text:p>246,14</text:p>
          </table:table-cell>
          <table:table-cell office:value-type="float" office:value="243.6" calcext:value-type="float">
            <text:p>243,60</text:p>
          </table:table-cell>
          <table:table-cell office:value-type="float" office:value="242.14" calcext:value-type="float">
            <text:p>242,14</text:p>
          </table:table-cell>
        </table:table-row>
        <table:table-row table:style-name="ro1">
          <table:table-cell table:style-name="ce108" office:value-type="float" office:value="1440" calcext:value-type="float">
            <text:p>1440</text:p>
          </table:table-cell>
          <table:table-cell table:style-name="ce113" office:value-type="float" office:value="267.77" calcext:value-type="float">
            <text:p>267,77</text:p>
          </table:table-cell>
          <table:table-cell table:style-name="ce118" office:value-type="float" office:value="262.47" calcext:value-type="float">
            <text:p>262,47</text:p>
          </table:table-cell>
          <table:table-cell table:style-name="ce118" office:value-type="float" office:value="257.95" calcext:value-type="float">
            <text:p>257,95</text:p>
          </table:table-cell>
          <table:table-cell table:style-name="ce123"/>
        </table:table-row>
      </table:table>
      <table:named-expressions/>
      <table:database-ranges>
        <table:database-range table:name="__Anonymous_Sheet_DB__0" table:target-range-address="output_FL_2.B1:output_FL_2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  <table:data-pilot-tables>
        <table:data-pilot-table table:name="DataPilot1" table:application-data="" table:target-range-address="'Tabela dinâmica_Graphics_1'.A1:'Tabela dinâmica_Graphics_1'.E9" table:buttons="'Tabela dinâmica_Graphics_1'.A2 'Tabela dinâmica_Graphics_1'.B1" table:grand-total="none" table:show-filter-button="false" table:drill-down-on-double-click="false">
          <table:source-cell-range table:cell-range-address="Graphics.A14:Graphics.C41"/>
          <table:data-pilot-field table:source-field-name="8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440" table:orientation="row" table:used-hierarchy="0" table:function="auto">
            <table:data-pilot-level table:show-empty="false" calcext:repeat-item-labels="false">
              <table:data-pilot-members>
                <table:data-pilot-member table:name="120" table:display="true" table:show-details="true"/>
                <table:data-pilot-member table:name="240" table:display="true" table:show-details="true"/>
                <table:data-pilot-member table:name="480" table:display="true" table:show-details="true"/>
                <table:data-pilot-member table:name="720" table:display="true" table:show-details="true"/>
                <table:data-pilot-member table:name="960" table:display="true" table:show-details="true"/>
                <table:data-pilot-member table:name="1200" table:display="true" table:show-details="true"/>
                <table:data-pilot-member table:name="14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58.4" table:orientation="data" table:used-hierarchy="0" table:function="sum">
            <table:data-pilot-level table:show-empty="false" calcext:repeat-item-labels="false">
              <table:data-pilot-members>
                <table:data-pilot-member table:name="139,28" table:display="true" table:show-details="true"/>
                <table:data-pilot-member table:name="144,63" table:display="true" table:show-details="true"/>
                <table:data-pilot-member table:name="147,99" table:display="true" table:show-details="true"/>
                <table:data-pilot-member table:name="148,56" table:display="true" table:show-details="true"/>
                <table:data-pilot-member table:name="148,75" table:display="true" table:show-details="true"/>
                <table:data-pilot-member table:name="151,86" table:display="true" table:show-details="true"/>
                <table:data-pilot-member table:name="160,05" table:display="true" table:show-details="true"/>
                <table:data-pilot-member table:name="160,56" table:display="true" table:show-details="true"/>
                <table:data-pilot-member table:name="169,01" table:display="true" table:show-details="true"/>
                <table:data-pilot-member table:name="173,75" table:display="true" table:show-details="true"/>
                <table:data-pilot-member table:name="174,98" table:display="true" table:show-details="true"/>
                <table:data-pilot-member table:name="179,27" table:display="true" table:show-details="true"/>
                <table:data-pilot-member table:name="197,30" table:display="true" table:show-details="true"/>
                <table:data-pilot-member table:name="198,65" table:display="true" table:show-details="true"/>
                <table:data-pilot-member table:name="200,12" table:display="true" table:show-details="true"/>
                <table:data-pilot-member table:name="201,77" table:display="true" table:show-details="true"/>
                <table:data-pilot-member table:name="215,84" table:display="true" table:show-details="true"/>
                <table:data-pilot-member table:name="218,82" table:display="true" table:show-details="true"/>
                <table:data-pilot-member table:name="220,87" table:display="true" table:show-details="true"/>
                <table:data-pilot-member table:name="220,92" table:display="true" table:show-details="true"/>
                <table:data-pilot-member table:name="242,14" table:display="true" table:show-details="true"/>
                <table:data-pilot-member table:name="243,60" table:display="true" table:show-details="true"/>
                <table:data-pilot-member table:name="246,14" table:display="true" table:show-details="true"/>
                <table:data-pilot-member table:name="248,38" table:display="true" table:show-details="true"/>
                <table:data-pilot-member table:name="257,95" table:display="true" table:show-details="true"/>
                <table:data-pilot-member table:name="262,47" table:display="true" table:show-details="true"/>
                <table:data-pilot-member table:name="267,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2:21:06.1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2:21:10.987000000</dc:date>
    <meta:editing-duration>PT5M20S</meta:editing-duration>
    <meta:editing-cycles>4</meta:editing-cycles>
    <meta:document-statistic meta:table-count="3" meta:cell-count="541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Flocking 2 batches Performance</text:p>
        </chart:title>
        <chart:legend chart:legend-position="end" svg:x="14.525cm" svg:y="2.938cm" style:legend-expansion="high" chart:style-name="ch3"/>
        <chart:plot-area chart:style-name="ch4" table:cell-range-address="Graphics.A2:Graphics.G8 Graphics.B1:Graphics.G1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47.99">
                <text:p>147.99</text:p>
                <draw:g>
                  <svg:desc>Graphics.D2:Graphics.D8</svg:desc>
                </draw:g>
              </table:table-cell>
              <table:table-cell office:value-type="float" office:value="148.75">
                <text:p>148.75</text:p>
                <draw:g>
                  <svg:desc>Graphics.E2:Graphics.E8</svg:desc>
                </draw:g>
              </table:table-cell>
              <table:table-cell office:value-type="float" office:value="139.28">
                <text:p>139.28</text:p>
                <draw:g>
                  <svg:desc>Graphics.F2:Graphics.F8</svg:desc>
                </draw:g>
              </table:table-cell>
              <table:table-cell office:value-type="float" office:value="144.63">
                <text:p>144.63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60.56">
                <text:p>160.56</text:p>
              </table:table-cell>
              <table:table-cell office:value-type="float" office:value="148.56">
                <text:p>148.56</text:p>
              </table:table-cell>
              <table:table-cell office:value-type="float" office:value="151.86">
                <text:p>151.86</text:p>
              </table:table-cell>
              <table:table-cell office:value-type="float" office:value="160.05">
                <text:p>160.0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73.75">
                <text:p>173.75</text:p>
              </table:table-cell>
              <table:table-cell office:value-type="float" office:value="174.98">
                <text:p>174.98</text:p>
              </table:table-cell>
              <table:table-cell office:value-type="float" office:value="179.27">
                <text:p>179.27</text:p>
              </table:table-cell>
              <table:table-cell office:value-type="float" office:value="169.01">
                <text:p>169.0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201.77">
                <text:p>201.77</text:p>
              </table:table-cell>
              <table:table-cell office:value-type="float" office:value="198.65">
                <text:p>198.65</text:p>
              </table:table-cell>
              <table:table-cell office:value-type="float" office:value="197.3">
                <text:p>197.3</text:p>
              </table:table-cell>
              <table:table-cell office:value-type="float" office:value="200.12">
                <text:p>200.1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20.92">
                <text:p>220.92</text:p>
              </table:table-cell>
              <table:table-cell office:value-type="float" office:value="220.87">
                <text:p>220.87</text:p>
              </table:table-cell>
              <table:table-cell office:value-type="float" office:value="215.84">
                <text:p>215.84</text:p>
              </table:table-cell>
              <table:table-cell office:value-type="float" office:value="218.82">
                <text:p>218.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48.38">
                <text:p>248.38</text:p>
              </table:table-cell>
              <table:table-cell office:value-type="float" office:value="246.14">
                <text:p>246.14</text:p>
              </table:table-cell>
              <table:table-cell office:value-type="float" office:value="243.6">
                <text:p>243.6</text:p>
              </table:table-cell>
              <table:table-cell office:value-type="float" office:value="242.14">
                <text:p>242.1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67.77">
                <text:p>267.77</text:p>
              </table:table-cell>
              <table:table-cell office:value-type="float" office:value="262.47">
                <text:p>262.47</text:p>
              </table:table-cell>
              <table:table-cell office:value-type="float" office:value="257.95">
                <text:p>257.95</text:p>
              </table:table-cell>
              <table:table-cell office:value-type="float" office:value="258.4">
                <text:p>25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19cm" svg:y="0.316cm" chart:style-name="ch2">
          <text:p>Flocking 2 batches Gain</text:p>
        </chart:title>
        <chart:legend chart:legend-position="end" svg:x="15.054cm" svg:y="3.442cm" style:legend-expansion="high" chart:style-name="ch3"/>
        <chart:plot-area chart:style-name="ch4" table:cell-range-address="Graphics.E26:Graphics.E32 Graphics.H25:Graphics.K32" chart:data-source-has-labels="both" svg:x="1.321cm" svg:y="1.301cm" svg:width="13.413cm" svg:height="6.548cm">
          <chart:coordinate-region svg:x="1.953cm" svg:y="1.504cm" svg:width="12.781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968635268148746">
                <text:p>0.968635268148746</text:p>
                <draw:g>
                  <svg:desc>Graphics.H26:Graphics.H32</svg:desc>
                </draw:g>
              </table:table-cell>
              <table:table-cell office:value-type="float" office:value="0.963686274509802">
                <text:p>0.963686274509802</text:p>
                <draw:g>
                  <svg:desc>Graphics.I26:Graphics.I32</svg:desc>
                </draw:g>
              </table:table-cell>
              <table:table-cell office:value-type="float" office:value="1.02920974535707">
                <text:p>1.02920974535707</text:p>
                <draw:g>
                  <svg:desc>Graphics.J26:Graphics.J32</svg:desc>
                </draw:g>
              </table:table-cell>
              <table:table-cell office:value-type="float" office:value="0.991138306944154">
                <text:p>0.991138306944154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35996927420694">
                <text:p>1.35996927420694</text:p>
              </table:table-cell>
              <table:table-cell office:value-type="float" office:value="1.46982139651768">
                <text:p>1.46982139651768</text:p>
              </table:table-cell>
              <table:table-cell office:value-type="float" office:value="1.43788138197463">
                <text:p>1.43788138197463</text:p>
              </table:table-cell>
              <table:table-cell office:value-type="float" office:value="1.36430282203478">
                <text:p>1.3643028220347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28961151079137">
                <text:p>2.28961151079137</text:p>
              </table:table-cell>
              <table:table-cell office:value-type="float" office:value="2.27351697336839">
                <text:p>2.27351697336839</text:p>
              </table:table-cell>
              <table:table-cell office:value-type="float" office:value="2.21911083840018">
                <text:p>2.21911083840018</text:p>
              </table:table-cell>
              <table:table-cell office:value-type="float" office:value="2.35382521744276">
                <text:p>2.3538252174427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45124812079761">
                <text:p>3.45124812079761</text:p>
              </table:table-cell>
              <table:table-cell office:value-type="float" office:value="3.50545347764074">
                <text:p>3.50545347764074</text:p>
              </table:table-cell>
              <table:table-cell office:value-type="float" office:value="3.52943909444163">
                <text:p>3.52943909444163</text:p>
              </table:table-cell>
              <table:table-cell office:value-type="float" office:value="3.47970384436005">
                <text:p>3.4797038443600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01228951656708">
                <text:p>5.01228951656708</text:p>
              </table:table-cell>
              <table:table-cell office:value-type="float" office:value="5.01342418617286">
                <text:p>5.01342418617286</text:p>
              </table:table-cell>
              <table:table-cell office:value-type="float" office:value="5.13025852483321">
                <text:p>5.13025852483321</text:p>
              </table:table-cell>
              <table:table-cell office:value-type="float" office:value="5.06039210309844">
                <text:p>5.0603921030984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54270338459888">
                <text:p>6.54270338459888</text:p>
              </table:table-cell>
              <table:table-cell office:value-type="float" office:value="6.60224533463342">
                <text:p>6.60224533463342</text:p>
              </table:table-cell>
              <table:table-cell office:value-type="float" office:value="6.67108648056925">
                <text:p>6.67108648056925</text:p>
              </table:table-cell>
              <table:table-cell office:value-type="float" office:value="6.71131026128137">
                <text:p>6.7113102612813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40241625275423">
                <text:p>8.40241625275423</text:p>
              </table:table-cell>
              <table:table-cell office:value-type="float" office:value="8.57208442869661">
                <text:p>8.57208442869661</text:p>
              </table:table-cell>
              <table:table-cell office:value-type="float" office:value="8.72229114169413">
                <text:p>8.72229114169413</text:p>
              </table:table-cell>
              <table:table-cell office:value-type="float" office:value="8.70710139318886">
                <text:p>8.707101393188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22cm" svg:y="0.316cm" chart:style-name="ch2">
          <text:p>Flocking 2 batches Efficiency</text:p>
        </chart:title>
        <chart:legend chart:legend-position="end" svg:x="15.054cm" svg:y="3.442cm" style:legend-expansion="high" chart:style-name="ch3"/>
        <chart:plot-area chart:style-name="ch4" table:cell-range-address="Graphics.E50:Graphics.E56 Graphics.H49:Graphics.K56" chart:data-source-has-labels="both" svg:x="1.321cm" svg:y="1.301cm" svg:width="13.413cm" svg:height="6.548cm">
          <chart:coordinate-region svg:x="2.059cm" svg:y="1.503cm" svg:width="12.675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84317634074373">
                <text:p>0.484317634074373</text:p>
                <draw:g>
                  <svg:desc>Graphics.H50:Graphics.H56</svg:desc>
                </draw:g>
              </table:table-cell>
              <table:table-cell office:value-type="float" office:value="0.24092156862745">
                <text:p>0.24092156862745</text:p>
                <draw:g>
                  <svg:desc>Graphics.I50:Graphics.I56</svg:desc>
                </draw:g>
              </table:table-cell>
              <table:table-cell office:value-type="float" office:value="0.171534957559512">
                <text:p>0.171534957559512</text:p>
                <draw:g>
                  <svg:desc>Graphics.J50:Graphics.J56</svg:desc>
                </draw:g>
              </table:table-cell>
              <table:table-cell office:value-type="float" office:value="0.123892288368019">
                <text:p>0.123892288368019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79984637103472">
                <text:p>0.679984637103472</text:p>
              </table:table-cell>
              <table:table-cell office:value-type="float" office:value="0.367455349129421">
                <text:p>0.367455349129421</text:p>
              </table:table-cell>
              <table:table-cell office:value-type="float" office:value="0.239646896995771">
                <text:p>0.239646896995771</text:p>
              </table:table-cell>
              <table:table-cell office:value-type="float" office:value="0.170537852754348">
                <text:p>0.17053785275434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4480575539568">
                <text:p>1.14480575539568</text:p>
              </table:table-cell>
              <table:table-cell office:value-type="float" office:value="0.568379243342096">
                <text:p>0.568379243342096</text:p>
              </table:table-cell>
              <table:table-cell office:value-type="float" office:value="0.36985180640003">
                <text:p>0.36985180640003</text:p>
              </table:table-cell>
              <table:table-cell office:value-type="float" office:value="0.294228152180344">
                <text:p>0.29422815218034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256240603988">
                <text:p>1.7256240603988</text:p>
              </table:table-cell>
              <table:table-cell office:value-type="float" office:value="0.876363369410185">
                <text:p>0.876363369410185</text:p>
              </table:table-cell>
              <table:table-cell office:value-type="float" office:value="0.588239849073605">
                <text:p>0.588239849073605</text:p>
              </table:table-cell>
              <table:table-cell office:value-type="float" office:value="0.434962980545006">
                <text:p>0.43496298054500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50614475828354">
                <text:p>2.50614475828354</text:p>
              </table:table-cell>
              <table:table-cell office:value-type="float" office:value="1.25335604654322">
                <text:p>1.25335604654322</text:p>
              </table:table-cell>
              <table:table-cell office:value-type="float" office:value="0.855043087472202">
                <text:p>0.855043087472202</text:p>
              </table:table-cell>
              <table:table-cell office:value-type="float" office:value="0.632549012887305">
                <text:p>0.63254901288730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27135169229944">
                <text:p>3.27135169229944</text:p>
              </table:table-cell>
              <table:table-cell office:value-type="float" office:value="1.65056133365836">
                <text:p>1.65056133365836</text:p>
              </table:table-cell>
              <table:table-cell office:value-type="float" office:value="1.11184774676154">
                <text:p>1.11184774676154</text:p>
              </table:table-cell>
              <table:table-cell office:value-type="float" office:value="0.838913782660171">
                <text:p>0.83891378266017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20120812637712">
                <text:p>4.20120812637712</text:p>
              </table:table-cell>
              <table:table-cell office:value-type="float" office:value="2.14302110717415">
                <text:p>2.14302110717415</text:p>
              </table:table-cell>
              <table:table-cell office:value-type="float" office:value="1.45371519028235">
                <text:p>1.45371519028235</text:p>
              </table:table-cell>
              <table:table-cell office:value-type="float" office:value="1.08838767414861">
                <text:p>1.088387674148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